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c45e8" officeooo:paragraph-rsid="001c45e8" style:font-weight-asian="bold" style:font-weight-complex="bold"/>
    </style:style>
    <style:style style:name="P2" style:family="paragraph" style:parent-style-name="Standard">
      <style:text-properties fo:font-size="12pt" fo:font-weight="bold" officeooo:rsid="001c45e8" officeooo:paragraph-rsid="001c45e8" style:font-size-asian="10.5pt" style:font-weight-asian="bold" style:font-size-complex="12pt" style:font-weight-complex="bold"/>
    </style:style>
    <style:style style:name="P3" style:family="paragraph" style:parent-style-name="Standard">
      <style:text-properties fo:font-size="12pt" fo:font-weight="normal" officeooo:rsid="001c45e8" officeooo:paragraph-rsid="001c45e8" style:font-size-asian="10.5pt" style:font-weight-asian="normal" style:font-size-complex="12pt" style:font-weight-complex="normal"/>
    </style:style>
    <style:style style:name="P4" style:family="paragraph" style:parent-style-name="Standard">
      <style:text-properties style:font-name="DejaVu Sans Mono" fo:font-size="12pt" fo:font-weight="normal" officeooo:rsid="001c45e8" officeooo:paragraph-rsid="001c45e8"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1c9233" officeooo:paragraph-rsid="001c9233" style:font-size-asian="10.5pt" style:font-weight-asian="normal" style:font-size-complex="12pt" style:font-weight-complex="normal"/>
    </style:style>
    <style:style style:name="P6" style:family="paragraph" style:parent-style-name="Standard">
      <style:text-properties style:font-name="Liberation Serif" fo:font-size="12pt" fo:font-weight="normal" officeooo:rsid="001d2262" officeooo:paragraph-rsid="001d2262" style:font-size-asian="10.5pt" style:font-weight-asian="normal" style:font-size-complex="12pt" style:font-weight-complex="normal"/>
    </style:style>
    <style:style style:name="P7" style:family="paragraph" style:parent-style-name="Standard">
      <style:text-properties style:font-name="Liberation Serif" fo:font-size="12pt" fo:font-weight="normal" officeooo:rsid="001ebbc6" officeooo:paragraph-rsid="001ebbc6" style:font-size-asian="10.5pt" style:font-weight-asian="normal" style:font-size-complex="12pt" style:font-weight-complex="normal"/>
    </style:style>
    <style:style style:name="P8" style:family="paragraph" style:parent-style-name="Standard">
      <style:text-properties style:font-name="Liberation Serif" fo:font-size="12pt" fo:font-weight="normal" officeooo:rsid="002774ad" officeooo:paragraph-rsid="002774ad" style:font-size-asian="10.5pt" style:font-weight-asian="normal" style:font-size-complex="12pt" style:font-weight-complex="normal"/>
    </style:style>
    <style:style style:name="P9" style:family="paragraph" style:parent-style-name="Standard">
      <style:text-properties style:font-name="Liberation Serif" fo:font-size="12pt" fo:font-weight="bold" officeooo:rsid="001c9233" officeooo:paragraph-rsid="001c9233"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1d2262" officeooo:paragraph-rsid="001d2262"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312104" officeooo:paragraph-rsid="00312104" style:font-size-asian="10.5pt" style:font-weight-asian="bold" style:font-size-complex="12pt" style:font-weight-complex="bold"/>
    </style:style>
    <style:style style:name="P12" style:family="paragraph" style:parent-style-name="Standard" style:list-style-name="L1">
      <style:text-properties fo:font-size="12pt" fo:font-weight="normal" officeooo:rsid="001c45e8" officeooo:paragraph-rsid="001c45e8" style:font-size-asian="10.5pt" style:font-weight-asian="normal" style:font-size-complex="12pt" style:font-weight-complex="normal"/>
    </style:style>
    <style:style style:name="P13" style:family="paragraph" style:parent-style-name="Standard" style:list-style-name="L1">
      <style:text-properties fo:font-size="12pt" fo:font-weight="normal" officeooo:rsid="0035af7a" officeooo:paragraph-rsid="0035af7a" style:font-size-asian="10.5pt" style:font-weight-asian="normal" style:font-size-complex="12pt" style:font-weight-complex="normal"/>
    </style:style>
    <style:style style:name="P14" style:family="paragraph" style:parent-style-name="Standard">
      <style:text-properties fo:font-size="12pt" fo:font-weight="bold" officeooo:rsid="001c45e8" officeooo:paragraph-rsid="001c45e8" style:font-size-asian="10.5pt" style:font-weight-asian="bold" style:font-size-complex="12pt" style:font-weight-complex="bold"/>
    </style:style>
    <style:style style:name="P15" style:family="paragraph" style:parent-style-name="Standard" style:list-style-name="L2">
      <style:text-properties style:font-name="DejaVu Sans Mono" fo:font-size="12pt" fo:font-weight="normal" officeooo:rsid="001c45e8" officeooo:paragraph-rsid="001c45e8" style:font-size-asian="10.5pt" style:font-weight-asian="normal" style:font-size-complex="12pt" style:font-weight-complex="normal"/>
    </style:style>
    <style:style style:name="P16" style:family="paragraph" style:parent-style-name="Standard" style:list-style-name="L2">
      <style:text-properties style:font-name="Liberation Serif" fo:font-size="12pt" fo:font-weight="normal" officeooo:rsid="001c45e8" officeooo:paragraph-rsid="001c45e8" style:font-size-asian="10.5pt" style:font-weight-asian="normal" style:font-size-complex="12pt" style:font-weight-complex="normal"/>
    </style:style>
    <style:style style:name="P17" style:family="paragraph" style:parent-style-name="Standard" style:list-style-name="L3">
      <style:text-properties style:font-name="Liberation Serif" fo:font-size="12pt" fo:font-weight="normal" officeooo:rsid="001d2262" officeooo:paragraph-rsid="001d2262" style:font-size-asian="10.5pt" style:font-weight-asian="normal" style:font-size-complex="12pt" style:font-weight-complex="normal"/>
    </style:style>
    <style:style style:name="P18" style:family="paragraph" style:parent-style-name="Standard" style:list-style-name="L3">
      <style:text-properties style:font-name="Liberation Serif" fo:font-size="12pt" fo:font-weight="normal" officeooo:rsid="001ebbc6" officeooo:paragraph-rsid="001ebbc6" style:font-size-asian="10.5pt" style:font-weight-asian="normal" style:font-size-complex="12pt" style:font-weight-complex="normal"/>
    </style:style>
    <style:style style:name="P19" style:family="paragraph" style:parent-style-name="Standard" style:list-style-name="L4">
      <style:text-properties style:font-name="Liberation Serif" fo:font-size="12pt" fo:font-weight="normal" officeooo:rsid="001ebbc6" officeooo:paragraph-rsid="001ebbc6"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1ebbc6" officeooo:paragraph-rsid="001ebbc6" style:font-size-asian="10.5pt" style:font-weight-asian="normal" style:font-size-complex="12pt" style:font-weight-complex="normal"/>
    </style:style>
    <style:style style:name="P21" style:family="paragraph" style:parent-style-name="Standard" style:list-style-name="L4">
      <style:text-properties style:font-name="Liberation Serif" fo:font-size="12pt" fo:font-weight="normal" officeooo:rsid="002774ad" officeooo:paragraph-rsid="002774ad" style:font-size-asian="10.5pt" style:font-weight-asian="normal" style:font-size-complex="12pt" style:font-weight-complex="normal"/>
    </style:style>
    <style:style style:name="P22" style:family="paragraph" style:parent-style-name="Standard" style:list-style-name="L5">
      <style:text-properties style:font-name="Liberation Serif" fo:font-size="12pt" fo:font-weight="normal" officeooo:rsid="00312104" officeooo:paragraph-rsid="00312104" style:font-size-asian="10.5pt" style:font-weight-asian="normal" style:font-size-complex="12pt" style:font-weight-complex="normal"/>
    </style:style>
    <style:style style:name="P23" style:family="paragraph" style:parent-style-name="Standard" style:list-style-name="L5">
      <style:text-properties style:font-name="Liberation Serif" fo:font-size="12pt" fo:font-weight="normal" officeooo:rsid="0035af7a" officeooo:paragraph-rsid="0035af7a" style:font-size-asian="10.5pt" style:font-weight-asian="normal" style:font-size-complex="12pt" style:font-weight-complex="normal"/>
    </style:style>
    <style:style style:name="P24" style:family="paragraph" style:parent-style-name="Standard" style:list-style-name="L5">
      <style:text-properties style:font-name="Liberation Serif" fo:font-size="12pt" fo:font-weight="normal" officeooo:rsid="003b6c76" officeooo:paragraph-rsid="003b6c76" style:font-size-asian="10.5pt" style:font-weight-asian="normal" style:font-size-complex="12pt" style:font-weight-complex="normal"/>
    </style:style>
    <style:style style:name="P25" style:family="paragraph" style:parent-style-name="Standard">
      <style:text-properties style:font-name="Liberation Serif" fo:font-size="12pt" fo:font-weight="bold" officeooo:rsid="001c9233" officeooo:paragraph-rsid="001c9233" style:font-size-asian="10.5pt" style:font-weight-asian="bold" style:font-size-complex="12pt" style:font-weight-complex="bold"/>
    </style:style>
    <style:style style:name="P26" style:family="paragraph" style:parent-style-name="Standard">
      <style:text-properties style:font-name="Liberation Serif" fo:font-size="12pt" fo:font-weight="bold" officeooo:rsid="001d2262" officeooo:paragraph-rsid="001d2262" style:font-size-asian="10.5pt" style:font-weight-asian="bold" style:font-size-complex="12pt" style:font-weight-complex="bold"/>
    </style:style>
    <style:style style:name="P27" style:family="paragraph" style:parent-style-name="Standard">
      <style:text-properties style:font-name="Liberation Serif" fo:font-size="12pt" fo:font-weight="bold" officeooo:rsid="00312104" officeooo:paragraph-rsid="00312104" style:font-size-asian="10.5pt" style:font-weight-asian="bold" style:font-size-complex="12pt" style:font-weight-complex="bold"/>
    </style:style>
    <style:style style:name="T1" style:family="text">
      <style:text-properties style:font-name="Liberation Serif"/>
    </style:style>
    <style:style style:name="T2" style:family="text">
      <style:text-properties officeooo:rsid="0021fff2"/>
    </style:style>
    <style:style style:name="T3" style:family="text">
      <style:text-properties officeooo:rsid="0022e8f0"/>
    </style:style>
    <style:style style:name="T4" style:family="text">
      <style:text-properties officeooo:rsid="00292563"/>
    </style:style>
    <style:style style:name="T5" style:family="text">
      <style:text-properties officeooo:rsid="003185b7"/>
    </style:style>
    <style:style style:name="T6" style:family="text">
      <style:text-properties officeooo:rsid="003827bf"/>
    </style:style>
    <style:style style:name="T7" style:family="text">
      <style:text-properties officeooo:rsid="003d5da0"/>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 Advanced HTML Xblock</text:p>
      <text:p text:style-name="P1"/>
      <text:p text:style-name="P3"/>
      <text:p text:style-name="P2"><text:span text:style-name="T7">X.1 </text:span>Features :</text:p>
      <text:p text:style-name="P2"/>
      <text:list xml:id="list2903893712" text:style-name="L1">
        <text:list-item>
          <text:p text:style-name="P12">Full CSS support</text:p>
        </text:list-item>
        <text:list-item>
          <text:p text:style-name="P13">JavaScript support</text:p>
        </text:list-item>
        <text:list-item>
          <text:p text:style-name="P12">Live Preview HTML</text:p>
        </text:list-item>
        <text:list-item>
          <text:p text:style-name="P12">Code Indentation</text:p>
        </text:list-item>
        <text:list-item>
          <text:p text:style-name="P12">Autocomplete Tags</text:p>
        </text:list-item>
        <text:list-item>
          <text:p text:style-name="P12">Autocomplete Brackets</text:p>
          <text:p text:style-name="P12"/>
        </text:list-item>
      </text:list>
      <text:p text:style-name="P2"><text:span text:style-name="T7">X.2 </text:span>Installation :</text:p>
      <text:p text:style-name="P2"/>
      <text:p text:style-name="P3"><text:tab/>Installation instructions are already covered in previous chapters(Creating an Xblock)</text:p>
      <text:p text:style-name="P2">Special Note for Docker based devstack : </text:p>
      <text:p text:style-name="P3">Since the docker based devstack has 2 separate containers for lms and studio, it is required that you install this xblock in both the containers and then [re]start both lms and studio to see changes.</text:p>
      <text:p text:style-name="P3">The workflow would look something like this :</text:p>
      <text:p text:style-name="P3"/>
      <text:list xml:id="list2840559558" text:style-name="L2">
        <text:list-item>
          <text:p text:style-name="P15">make studio-shell</text:p>
        </text:list-item>
        <text:list-item>
          <text:p text:style-name="P16">Install xblock as mentioned before</text:p>
        </text:list-item>
        <text:list-item>
          <text:p text:style-name="P15">exit <text:span text:style-name="T1">from studio-shell</text:span></text:p>
        </text:list-item>
        <text:list-item>
          <text:p text:style-name="P15">make lms-shell</text:p>
        </text:list-item>
        <text:list-item>
          <text:p text:style-name="P16">Install xblock as mentioned before</text:p>
        </text:list-item>
        <text:list-item>
          <text:p text:style-name="P15">exit f<text:span text:style-name="T1">rom lms-shell</text:span></text:p>
        </text:list-item>
        <text:list-item>
          <text:p text:style-name="P15">make studio-restart &amp;&amp; make lms-restart</text:p>
        </text:list-item>
      </text:list>
      <text:p text:style-name="P4"/>
      <text:p text:style-name="P9"><text:span text:style-name="T7">X.3 </text:span>How does AdvancedHTMLXBlock work ?</text:p>
      <text:p text:style-name="P9"/>
      <text:p text:style-name="P5">AdvancedHTMLXBlock essentially extends raw HTML component of OpenEdx. This Xblock uses the latest version of CodeMirror(5.38 as of June 2018). Editor is configured to enable code folding/code indentation etc. All the html content received from the editor is then put into an iframe. The height of the iframe is changed on changes in html content and iframe is styled so that it looks virtually absent.</text:p>
      <text:p text:style-name="P5"/>
      <text:p text:style-name="P10"><text:span text:style-name="T7">X.4 </text:span>Technical details :</text:p>
      <text:p text:style-name="P10"/>
      <text:p text:style-name="P6">Fields :</text:p>
      <text:list xml:id="list547750957" text:style-name="L3">
        <text:list-item>
          <text:p text:style-name="P17"><text:span text:style-name="T8">display_name</text:span> : This is the name shown to user(course creator) in “Advanced” component list in studio</text:p>
          <text:p text:style-name="P17"/>
        </text:list-item>
        <text:list-item>
          <text:p text:style-name="P17"><text:span text:style-name="T8">htmlcontent</text:span> : This is the actual htmlcontent that will be rendered to student in student_view</text:p>
          <text:p text:style-name="P17"/>
        </text:list-item>
        <text:list-item>
          <text:p text:style-name="P17">l<text:span text:style-name="T8">ive_preview:</text:span> This stores the live preview preference of each xblock</text:p>
          <text:p text:style-name="P17"/>
        </text:list-item>
        <text:list-item>
          <text:p text:style-name="P18"><text:span text:style-name="T8">unique_id </text:span>: This is the id used in student_view’s html to differentiate from other xblocks. This is NOT the unique id generated by OpenEdx platform(also known as locator). <text:span text:style-name="T3">This unique_id is used as id of iframe in html template. Since this is unnique to each advancedhtmlblock, you can add multiple advanced html xblocks on same page.</text:span></text:p>
          <text:p text:style-name="P18"/>
        </text:list-item>
        <text:list-item>
          <text:p text:style-name="P18">Rest fields are just the required fields for the xblock to be used successful in lms and studio and do not hold much of significance</text:p>
        </text:list-item>
      </text:list>
      <text:p text:style-name="P7"/>
      <text:p text:style-name="P7"/>
      <text:p text:style-name="P7"/>
      <text:p text:style-name="P7"><text:soft-page-break/>Functions :</text:p>
      <text:p text:style-name="P7"/>
      <text:list xml:id="list1874140078" text:style-name="L4">
        <text:list-item>
          <text:p text:style-name="P19"><text:span text:style-name="T8">student_view</text:span>: This is the function called by LmsRuntime to render the xblock to students. Since the xblock does not explicitly define author_view, student_view is used as author_view. On the first run, this will generate <text:span text:style-name="T2">unique_id using uuid library. This id is passed to student_view template everytime student_view is called. The student_view is nothing but a simple iframe with NO content inside it initially. Javascript will ask for htmlcontent once it is initialized. Javascript queries the htmlcontent via AJAX and the response is JSON. This htmlcontent is then written into iframe by javascript. Once the content loads inside the iframe, height required for iframe is calculated and then that height is set to the iframe rendering as if the iframe is absent.</text:span></text:p>
          <text:p text:style-name="P19"/>
        </text:list-item>
        <text:list-item>
          <text:p text:style-name="P21"><text:span text:style-name="T8">studio_view:</text:span> This is the editor panel that is shown to <text:span text:style-name="T4">course creator in studio after “edit” button is clicked. The function adds all the requrired CSS and JavaScript required for CodeMirror to work properly. The interface of studio_view also consists of a live preview panel and Advanced Settings panel. Advanced Settings panel allows course creator to hide live preview panel and change display name of xblock.</text:span></text:p>
        </text:list-item>
      </text:list>
      <text:p text:style-name="P8"/>
      <text:p text:style-name="P11"><text:span text:style-name="T7">X.5 </text:span>Issues and solutions :</text:p>
      <text:p text:style-name="P11"/>
      <text:list xml:id="list1294341669" text:style-name="L5">
        <text:list-item>
          <text:p text:style-name="P22"><text:span text:style-name="T8">Broken codemirror features </text:span>: </text:p>
          <text:p text:style-name="P22">The codemirror source was stripped down to include only the features we need. So it was tricky to include them in the xblock. However, understanding codemirror code helped us include it nicely</text:p>
          <text:p text:style-name="P22"/>
        </text:list-item>
        <text:list-item>
          <text:p text:style-name="P22"><text:span text:style-name="T8">CodeMirror conflicts </text:span>:</text:p>
          <text:p text:style-name="P22">This issue was not faced on local workbench, we faced this issue when we integrated our xblock in devstack. The problem was studio and lms already have a version of CodeMirror loaded with them, so loading our version alongside with it was going to be a problem. We modified a bit of codemirror source code to make it work in “browser only” mode. </text:p>
          <text:p text:style-name="P22">This also brings us to the important conclusion about fragment API. The xblock’s html, CSS and JavaScript is rendered into a fragment which is then rendered by <text:span text:style-name="T5">studio/lms. The catch is the fragments are not separate from each other. That means one fragment’s CSS/JS can interfere with another fragment’s CSS/JS and in usual, can interfere with main CSS and JS used by page. This is potentially dangerous as it can execute some bad code which can break the entire page.</text:span></text:p>
          <text:p text:style-name="P22"/>
        </text:list-item>
        <text:list-item>
          <text:p text:style-name="P23"><text:span text:style-name="T8">JavaScript Security concerns</text:span> : </text:p>
          <text:p text:style-name="P23">While our xblock can allow you to add html and css to beautify your course, it will also allow you to add javascript to your course content to make it interactive. <text:span text:style-name="T6">The security concern was scope of javascript. The scope of javascript must be limited to iframe and iframe ONLY. Xblock’s javascript in no way should be allowed to access toplevel window. This was fixed by “sandboxing” the iframe and allowing limited javascript functionalities.</text:span></text:p>
          <text:p text:style-name="P24">Check out this for more info https://github.com/ashutoshbsathe/AdvancedHTMLXBlock/commit/3a9d7e3890aa3da834be1d335f4ab799b6629cf3</text:p>
        </text:list-item>
      </text:list>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5:01:49.602216362</meta:creation-date>
    <dc:date>2018-06-28T22:21:24.604415939</dc:date>
    <meta:editing-duration>PT1H16M11S</meta:editing-duration>
    <meta:editing-cycles>21</meta:editing-cycles>
    <meta:generator>LibreOffice/6.0.3.2$Linux_X86_64 LibreOffice_project/00m0$Build-2</meta:generator>
    <meta:document-statistic meta:table-count="0" meta:image-count="0" meta:object-count="0" meta:page-count="2" meta:paragraph-count="42" meta:word-count="795" meta:character-count="4831" meta:non-whitespace-character-count="4096"/>
  </office:meta>
</office:document-meta>
</file>